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408" draw:textarea-horizontal-align="justify" draw:textarea-vertical-align="middle" draw:auto-grow-height="false" fo:min-height="0.468cm" fo:min-width="0.307cm"/>
    </style:style>
    <style:style style:name="gr2" style:family="graphic" style:parent-style-name="standard">
      <style:graphic-properties draw:textarea-horizontal-align="justify" draw:textarea-vertical-align="middle" draw:auto-grow-height="false" fo:min-height="2.102cm" fo:min-width="4.323cm"/>
    </style:style>
    <style:style style:name="gr3" style:family="graphic" style:parent-style-name="standard">
      <style:graphic-properties draw:textarea-horizontal-align="justify" draw:textarea-vertical-align="middle" draw:auto-grow-height="false" fo:min-height="1.045cm" fo:min-width="4.557cm"/>
    </style:style>
    <style:style style:name="gr4" style:family="graphic" style:parent-style-name="standard">
      <style:graphic-properties draw:textarea-horizontal-align="justify" draw:textarea-vertical-align="middle" draw:auto-grow-height="false" fo:min-height="1.398cm" fo:min-width="5.38cm"/>
    </style:style>
    <style:style style:name="gr5" style:family="graphic" style:parent-style-name="standard">
      <style:graphic-properties draw:textarea-horizontal-align="justify" draw:textarea-vertical-align="middle" draw:auto-grow-height="false" fo:min-height="1.827cm" fo:min-width="3.734cm"/>
    </style:style>
    <style:style style:name="gr6" style:family="graphic" style:parent-style-name="standard">
      <style:graphic-properties draw:textarea-horizontal-align="justify" draw:textarea-vertical-align="middle" draw:auto-grow-height="false" fo:min-height="0.826cm" fo:min-width="0.576cm"/>
    </style:style>
    <style:style style:name="gr7" style:family="graphic" style:parent-style-name="standard">
      <style:graphic-properties draw:textarea-horizontal-align="justify" draw:textarea-vertical-align="middle" draw:auto-grow-height="false" fo:min-height="1.084cm" fo:min-width="1.2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000408" draw:textarea-horizontal-align="justify" draw:textarea-vertical-align="middle" draw:auto-grow-height="false" fo:min-height="0.366cm" fo:min-width="0.127cm"/>
    </style:style>
    <style:style style:name="P1" style:family="paragraph">
      <loext:graphic-properties draw:fill-color="#00040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43cm" svg:height="1.016cm" svg:x="10.224cm" svg:y="1.2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5.207cm" svg:height="2.54cm" svg:x="8.192cm" svg:y="3.413cm">
          <text:p text:style-name="P2">Enter </text:p>
          <text:p text:style-name="P2">Username then</text:p>
          <text:p text:style-name="P2">Password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5.461cm" svg:height="1.397cm" svg:x="8.065cm" svg:y="11.287cm">
          <text:p text:style-name="P2">Login Succesfu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" draw:id="id5" draw:layer="layout" svg:width="6.35cm" svg:height="1.778cm" svg:x="7.62cm" svg:y="14.171cm">
          <text:p text:style-name="P2">Display database</text:p>
          <text:p text:style-name="P2">Control menu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7" draw:id="id7" draw:layer="layout" svg:width="4.572cm" svg:height="2.243cm" svg:x="15.43cm" svg:y="7.731cm">
          <text:p text:style-name="P2">Incorrect</text:p>
          <text:p text:style-name="P2">Password/</text:p>
          <text:p text:style-name="P2">Userna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6" draw:id="id6" draw:layer="layout" svg:width="1.524cm" svg:height="1.524cm" svg:x="10.033cm" svg:y="17.63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2" xml:id="id3" draw:id="id3" draw:layer="layout" svg:width="3.445cm" svg:height="2.667cm" svg:x="9.073cm" svg:y="6.986cm">
          <text:p text:style-name="P2">Valid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draw:type="line" svg:x1="10.796cm" svg:y1="2.27cm" svg:x2="10.796cm" svg:y2="3.413cm" draw:start-shape="id1" draw:start-glue-point="8" draw:end-shape="id2" draw:end-glue-point="4" svg:d="M10796 2270v1143" svg:viewBox="0 0 1 1144">
          <text:p/>
        </draw:connector>
        <draw:connector draw:style-name="gr8" draw:text-style-name="P3" draw:layer="layout" draw:type="line" svg:x1="10.796cm" svg:y1="5.953cm" svg:x2="10.796cm" svg:y2="6.986cm" draw:start-shape="id2" draw:start-glue-point="6" draw:end-shape="id3" draw:end-glue-point="4" svg:d="M10796 5953v1033" svg:viewBox="0 0 1 1034">
          <text:p/>
        </draw:connector>
        <draw:connector draw:style-name="gr8" draw:text-style-name="P3" draw:layer="layout" draw:type="line" svg:x1="10.796cm" svg:y1="9.653cm" svg:x2="10.796cm" svg:y2="11.287cm" draw:start-shape="id3" draw:start-glue-point="6" draw:end-shape="id4" draw:end-glue-point="4" svg:d="M10796 9653v1634" svg:viewBox="0 0 1 1635">
          <text:p/>
        </draw:connector>
        <draw:connector draw:style-name="gr8" draw:text-style-name="P3" draw:layer="layout" draw:type="line" svg:x1="10.796cm" svg:y1="12.684cm" svg:x2="10.795cm" svg:y2="14.171cm" draw:start-shape="id4" draw:start-glue-point="6" draw:end-shape="id5" draw:end-glue-point="4" svg:d="M10796 12684l-1 1487" svg:viewBox="0 0 2 1488">
          <text:p/>
        </draw:connector>
        <draw:connector draw:style-name="gr8" draw:text-style-name="P3" draw:layer="layout" draw:type="line" svg:x1="10.795cm" svg:y1="15.949cm" svg:x2="10.795cm" svg:y2="17.637cm" draw:start-shape="id5" draw:start-glue-point="6" draw:end-shape="id6" draw:end-glue-point="4" svg:d="M10795 15949v1688" svg:viewBox="0 0 1 1689">
          <text:p/>
        </draw:connector>
        <draw:connector draw:style-name="gr8" draw:text-style-name="P3" draw:layer="layout" svg:x1="17.716cm" svg:y1="7.731cm" svg:x2="13.399cm" svg:y2="4.683cm" draw:start-shape="id7" draw:start-glue-point="4" draw:end-shape="id2" draw:end-glue-point="7" svg:d="M17716 7731v-3048h-4317" svg:viewBox="0 0 4318 3049">
          <text:p/>
        </draw:connector>
        <draw:connector draw:style-name="gr8" draw:text-style-name="P3" draw:layer="layout" svg:x1="12.518cm" svg:y1="8.32cm" svg:x2="15.43cm" svg:y2="8.853cm" draw:start-shape="id3" draw:start-glue-point="7" draw:end-shape="id7" draw:end-glue-point="5" svg:d="M12518 8320h1456v533h1456" svg:viewBox="0 0 2913 534">
          <text:p/>
        </draw:connector>
        <draw:frame draw:style-name="gr9" draw:text-style-name="P4" draw:layer="layout" svg:width="1.311cm" svg:height="0.962cm" svg:x="14.081cm" svg:y="9.128cm">
          <draw:text-box>
            <text:p>No</text:p>
          </draw:text-box>
        </draw:frame>
        <draw:frame draw:style-name="gr9" draw:text-style-name="P4" draw:layer="layout" svg:width="1.535cm" svg:height="0.962cm" svg:x="9.763cm" svg:y="10.144cm">
          <draw:text-box>
            <text:p>Yes</text:p>
          </draw:text-box>
        </draw:frame>
        <draw:custom-shape draw:style-name="gr10" draw:text-style-name="P1" draw:layer="layout" svg:width="0.889cm" svg:height="0.872cm" svg:x="10.398cm" svg:y="18.01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30T14:29:42.528549725</dc:date>
    <meta:editing-duration>PT5M29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